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fo:font-weight="bold" officeooo:rsid="001d0bba" officeooo:paragraph-rsid="001d0bba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00%"/>
      <style:text-properties fo:font-size="12pt" fo:font-style="normal" fo:font-weight="normal" officeooo:rsid="001d0bba" officeooo:paragraph-rsid="001d0bba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</text:p>
      <text:p text:style-name="Standard">=====================================================================</text:p>
      <text:p text:style-name="Standard"/>
      <text:p text:style-name="Standard">Assignment : String Operations ( Without pointers )</text:p>
      <text:p text:style-name="Standard">Name : Gaurav Ghati</text:p>
      <text:p text:style-name="Standard">class : SE 10</text:p>
      <text:p text:style-name="Standard">Batch : F 10</text:p>
      <text:p text:style-name="Standard">Description : Assingment 2 in C</text:p>
      <text:p text:style-name="Standard"/>
      <text:p text:style-name="Standard">====================================================================</text:p>
      <text:p text:style-name="Standard">*/</text:p>
      <text:p text:style-name="Standard"/>
      <text:p text:style-name="Standard">#include&lt;stdio.h&gt;</text:p>
      <text:p text:style-name="Standard"/>
      <text:p text:style-name="Standard">int length(char[]);</text:p>
      <text:p text:style-name="Standard">void compare(char[],char[]);</text:p>
      <text:p text:style-name="Standard">void palindrom(char[]);</text:p>
      <text:p text:style-name="Standard">void substring(char[], char[]);</text:p>
      <text:p text:style-name="Standard">void copy(char[],char[]); <text:s text:c="4"/>//Copy second into first</text:p>
      <text:p text:style-name="Standard">void reverse(char[]);</text:p>
      <text:p text:style-name="Standard"/>
      <text:p text:style-name="Standard">int i,j;</text:p>
      <text:p text:style-name="Standard"/>
      <text:p text:style-name="Standard">int main(){</text:p>
      <text:p text:style-name="Standard"><text:s text:c="2"/></text:p>
      <text:p text:style-name="Standard"><text:s text:c="2"/>int choice;</text:p>
      <text:p text:style-name="Standard"><text:s text:c="2"/>char str[50];</text:p>
      <text:p text:style-name="Standard"><text:s text:c="2"/>char str2[50];</text:p>
      <text:p text:style-name="Standard"><text:s text:c="2"/>int exit = 0;</text:p>
      <text:p text:style-name="Standard"><text:s text:c="2"/></text:p>
      <text:p text:style-name="Standard"><text:s text:c="2"/>displayMenu();</text:p>
      <text:p text:style-name="Standard"><text:s text:c="2"/>do{</text:p>
      <text:p text:style-name="Standard"><text:s text:c="4"/>printf("ENTER CHOICE (7 for Display Menu) :\n");</text:p>
      <text:p text:style-name="Standard"><text:s text:c="4"/>scanf("%d", &amp;choice);</text:p>
      <text:p text:style-name="Standard"><text:s text:c="4"/></text:p>
      <text:p text:style-name="Standard"><text:s text:c="4"/>if(!(choice==7 || choice==8)){</text:p>
      <text:p text:style-name="Standard"><text:s text:c="6"/>printf("Enter String:");</text:p>
      <text:p text:style-name="Standard"><text:s text:c="6"/>scanf("%s", &amp;str);</text:p>
      <text:p text:style-name="Standard"><text:s text:c="4"/>}</text:p>
      <text:p text:style-name="Standard"><text:s text:c="4"/>switch(choice){</text:p>
      <text:p text:style-name="Standard"><text:s text:c="6"/>case 1:</text:p>
      <text:p text:style-name="Standard"><text:s text:c="10"/>printf("Length of the String is %d\n\n",length(str));</text:p>
      <text:p text:style-name="Standard"><text:s text:c="10"/>break;</text:p>
      <text:p text:style-name="Standard"><text:s text:c="6"/></text:p>
      <text:p text:style-name="Standard"><text:s text:c="6"/>case 2:</text:p>
      <text:p text:style-name="Standard"><text:s text:c="10"/>printf("Enter second String: ");</text:p>
      <text:p text:style-name="Standard"><text:s text:c="10"/>scanf("%s", &amp;str2);</text:p>
      <text:p text:style-name="Standard"><text:s text:c="10"/>copy(str,str2);</text:p>
      <text:p text:style-name="Standard"><text:s text:c="10"/>break;</text:p>
      <text:p text:style-name="Standard"><text:s text:c="6"/></text:p>
      <text:p text:style-name="Standard"><text:s text:c="6"/>case 3: <text:s text:c="7"/></text:p>
      <text:p text:style-name="Standard"><text:s text:c="10"/>reverse(str);</text:p>
      <text:p text:style-name="Standard"><text:soft-page-break/><text:s text:c="10"/>break;</text:p>
      <text:p text:style-name="Standard"><text:s text:c="6"/></text:p>
      <text:p text:style-name="Standard"><text:s text:c="6"/>case 4:</text:p>
      <text:p text:style-name="Standard"><text:s text:c="10"/>palindrom(str);</text:p>
      <text:p text:style-name="Standard"><text:s text:c="10"/>break;</text:p>
      <text:p text:style-name="Standard"><text:s text:c="6"/></text:p>
      <text:p text:style-name="Standard"><text:s text:c="6"/>case 5: </text:p>
      <text:p text:style-name="Standard"><text:s text:c="10"/>printf("Enter substring String:");</text:p>
      <text:p text:style-name="Standard"><text:s text:c="10"/>scanf("%s", &amp;str2);</text:p>
      <text:p text:style-name="Standard"><text:s text:c="10"/>substring(str,str2);</text:p>
      <text:p text:style-name="Standard"><text:s text:c="10"/>break;</text:p>
      <text:p text:style-name="Standard"><text:s text:c="10"/></text:p>
      <text:p text:style-name="Standard"><text:s text:c="6"/>case 6:</text:p>
      <text:p text:style-name="Standard"><text:s text:c="10"/>printf("Enter second String:");</text:p>
      <text:p text:style-name="Standard"><text:s text:c="10"/>scanf("%s", &amp;str2);</text:p>
      <text:p text:style-name="Standard"><text:s text:c="10"/>compare(str, str2);</text:p>
      <text:p text:style-name="Standard"><text:s text:c="10"/>break;</text:p>
      <text:p text:style-name="Standard"><text:s text:c="10"/></text:p>
      <text:p text:style-name="Standard"><text:s text:c="6"/>case 7:</text:p>
      <text:p text:style-name="Standard"><text:s text:c="10"/>displayMenu();</text:p>
      <text:p text:style-name="Standard"><text:s text:c="10"/>break;</text:p>
      <text:p text:style-name="Standard"><text:s text:c="6"/></text:p>
      <text:p text:style-name="Standard"><text:s text:c="6"/>case 8:</text:p>
      <text:p text:style-name="Standard"><text:s text:c="10"/>exit = 1; <text:s text:c="7"/></text:p>
      <text:p text:style-name="Standard"><text:s text:c="4"/>}</text:p>
      <text:p text:style-name="Standard"><text:s text:c="2"/>}while(exit==0);</text:p>
      <text:p text:style-name="Standard"><text:s text:c="2"/></text:p>
      <text:p text:style-name="Standard"><text:s text:c="2"/>return 0;</text:p>
      <text:p text:style-name="Standard">}</text:p>
      <text:p text:style-name="Standard"/>
      <text:p text:style-name="Standard">void displayMenu(){</text:p>
      <text:p text:style-name="Standard"><text:s text:c="3"/>printf("&lt;&lt;-----------Menu-------------&gt;&gt;\n");</text:p>
      <text:p text:style-name="Standard"><text:s text:c="3"/>printf("1. Length\n");</text:p>
      <text:p text:style-name="Standard"><text:s text:c="3"/>printf("2. Copy String in another String\n");</text:p>
      <text:p text:style-name="Standard"><text:s text:c="3"/>printf("3. Reverse String\n");</text:p>
      <text:p text:style-name="Standard"><text:s text:c="3"/>printf("4. Check for Palindrom\n");</text:p>
      <text:p text:style-name="Standard"><text:s text:c="3"/>printf("5. Check for substring\n");</text:p>
      <text:p text:style-name="Standard"><text:s text:c="3"/>printf("6. compare Any String with another\n");</text:p>
      <text:p text:style-name="Standard"><text:s text:c="3"/>printf("7. Display menu\n");</text:p>
      <text:p text:style-name="Standard"><text:s text:c="3"/>printf("8. Exit\n");</text:p>
      <text:p text:style-name="Standard">}</text:p>
      <text:p text:style-name="Standard"/>
      <text:p text:style-name="Standard">int length(char a[]){</text:p>
      <text:p text:style-name="Standard"><text:s text:c="2"/>int len = 0;</text:p>
      <text:p text:style-name="Standard"><text:s text:c="2"/></text:p>
      <text:p text:style-name="Standard"><text:s text:c="2"/>for(i=0; i&lt;50; i++){</text:p>
      <text:p text:style-name="Standard"><text:s text:c="5"/>if(a[i] == '\0'){</text:p>
      <text:p text:style-name="Standard"><text:s text:c="8"/>return i;</text:p>
      <text:p text:style-name="Standard"><text:s text:c="5"/>}</text:p>
      <text:p text:style-name="Standard"><text:s text:c="2"/>}</text:p>
      <text:p text:style-name="Standard"><text:s text:c="2"/>return 0;</text:p>
      <text:p text:style-name="Standard">}</text:p>
      <text:p text:style-name="Standard"><text:soft-page-break/></text:p>
      <text:p text:style-name="Standard">void compare(char str[50], char str2[50]){ <text:s/></text:p>
      <text:p text:style-name="Standard"><text:s text:c="2"/>int flag = 0;</text:p>
      <text:p text:style-name="Standard"><text:s text:c="2"/>i=0;</text:p>
      <text:p text:style-name="Standard"><text:s text:c="2"/></text:p>
      <text:p text:style-name="Standard"><text:s text:c="2"/>while(str[i]!='\0' || str2[i]!='\0'){</text:p>
      <text:p text:style-name="Standard"><text:s text:c="4"/>if(str[i] != str2[i]){</text:p>
      <text:p text:style-name="Standard"><text:s text:c="7"/>flag = 1;</text:p>
      <text:p text:style-name="Standard"><text:s text:c="7"/>break;</text:p>
      <text:p text:style-name="Standard"><text:s text:c="4"/>}</text:p>
      <text:p text:style-name="Standard"><text:s text:c="4"/>i++;</text:p>
      <text:p text:style-name="Standard"><text:s text:c="2"/>}</text:p>
      <text:p text:style-name="Standard"><text:s text:c="2"/>if(flag == 0){</text:p>
      <text:p text:style-name="Standard"><text:s text:c="4"/>printf("The two strings are same!\n");</text:p>
      <text:p text:style-name="Standard"><text:s text:c="2"/>}else{</text:p>
      <text:p text:style-name="Standard"><text:s text:c="4"/>printf("The two strings are not similar.\n");</text:p>
      <text:p text:style-name="Standard"><text:s text:c="2"/>}</text:p>
      <text:p text:style-name="Standard">}</text:p>
      <text:p text:style-name="Standard"/>
      <text:p text:style-name="Standard">void palindrom(char a[]){</text:p>
      <text:p text:style-name="Standard"><text:s text:c="2"/>int l = length(a);</text:p>
      <text:p text:style-name="Standard"><text:s text:c="2"/>int flag = 0;</text:p>
      <text:p text:style-name="Standard"><text:s text:c="2"/></text:p>
      <text:p text:style-name="Standard"><text:s text:c="2"/>for(i=0; i&lt;l/2; i++){</text:p>
      <text:p text:style-name="Standard"><text:s text:c="4"/>if(a[i] != a[l-i-1]){</text:p>
      <text:p text:style-name="Standard"><text:s text:c="7"/>flag = 1;</text:p>
      <text:p text:style-name="Standard"><text:s text:c="4"/>}</text:p>
      <text:p text:style-name="Standard"><text:s text:c="2"/>}</text:p>
      <text:p text:style-name="Standard"><text:s text:c="2"/>if(flag==0)</text:p>
      <text:p text:style-name="Standard"><text:s text:c="5"/>printf("The String is palindrom!\n\n");</text:p>
      <text:p text:style-name="Standard"><text:s text:c="2"/>else <text:s text:c="2"/></text:p>
      <text:p text:style-name="Standard"><text:s text:c="5"/>printf("The String is not Palindrom!\n\n");</text:p>
      <text:p text:style-name="Standard">}</text:p>
      <text:p text:style-name="Standard"/>
      <text:p text:style-name="Standard">void substring(char a[50], char b[50]){ <text:s text:c="7"/>// b is substring of a</text:p>
      <text:p text:style-name="Standard"><text:s text:c="2"/></text:p>
      <text:p text:style-name="Standard"><text:s text:c="2"/>int al = length(a);</text:p>
      <text:p text:style-name="Standard"><text:s text:c="2"/>int bl = length(b);</text:p>
      <text:p text:style-name="Standard"><text:s text:c="2"/>int flag = 0;</text:p>
      <text:p text:style-name="Standard"><text:s text:c="2"/>int count = 0;</text:p>
      <text:p text:style-name="Standard"><text:s text:c="2"/></text:p>
      <text:p text:style-name="Standard"><text:s text:c="2"/>if(al &gt; bl){</text:p>
      <text:p text:style-name="Standard"><text:s text:c="4"/>for(i=0; i&lt;al-bl+1; i++){</text:p>
      <text:p text:style-name="Standard"><text:s text:c="7"/>for(j=0; j&lt;bl; j++){</text:p>
      <text:p text:style-name="Standard"><text:s text:c="10"/>if(a[i+j]==b[j]){</text:p>
      <text:p text:style-name="Standard"><text:s text:c="13"/>count++;</text:p>
      <text:p text:style-name="Standard"><text:s text:c="10"/>}</text:p>
      <text:p text:style-name="Standard"><text:s text:c="10"/>if(count==bl){</text:p>
      <text:p text:style-name="Standard"><text:s text:c="12"/>flag++;</text:p>
      <text:p text:style-name="Standard"><text:s text:c="12"/>printf("%d substring B of A is from %d to %d position.\n",flag,i,i+bl-1);</text:p>
      <text:p text:style-name="Standard"><text:s text:c="12"/>count=0;</text:p>
      <text:p text:style-name="Standard"><text:s text:c="10"/>} <text:s text:c="17"/></text:p>
      <text:p text:style-name="Standard"><text:soft-page-break/><text:s text:c="7"/>}</text:p>
      <text:p text:style-name="Standard"><text:s text:c="4"/>}</text:p>
      <text:p text:style-name="Standard"><text:s text:c="11"/></text:p>
      <text:p text:style-name="Standard"><text:s text:c="4"/>if(flag==0){</text:p>
      <text:p text:style-name="Standard"><text:s text:c="6"/>printf("The String B is not substring of A\n\n");</text:p>
      <text:p text:style-name="Standard"><text:s text:c="4"/>}else{</text:p>
      <text:p text:style-name="Standard"><text:s text:c="6"/>printf("The String B is substring of A and it occur %d times\n\n",flag);</text:p>
      <text:p text:style-name="Standard"><text:s text:c="4"/>}</text:p>
      <text:p text:style-name="Standard"><text:s text:c="6"/></text:p>
      <text:p text:style-name="Standard"><text:s text:c="2"/>} else {printf("The String B Is not subString of A\n\n");}</text:p>
      <text:p text:style-name="Standard">}</text:p>
      <text:p text:style-name="Standard"/>
      <text:p text:style-name="Standard">void copy(char a[], char b[]){</text:p>
      <text:p text:style-name="Standard"><text:s text:c="2"/>int al = length(a);</text:p>
      <text:p text:style-name="Standard"><text:s text:c="2"/>int bl = length(b);</text:p>
      <text:p text:style-name="Standard"><text:s text:c="2"/>char str3[50];</text:p>
      <text:p text:style-name="Standard"><text:s text:c="2"/></text:p>
      <text:p text:style-name="Standard"><text:s text:c="2"/>for(i=0;i&lt;al;i++){</text:p>
      <text:p text:style-name="Standard"><text:s text:c="4"/>str3[i] = a[i]; <text:s text:c="6"/></text:p>
      <text:p text:style-name="Standard"><text:s text:c="2"/>} <text:s/></text:p>
      <text:p text:style-name="Standard"><text:s text:c="2"/></text:p>
      <text:p text:style-name="Standard"><text:s text:c="2"/>for(i=al; i&lt;bl+al; i++){</text:p>
      <text:p text:style-name="Standard"><text:s text:c="4"/>str3[i] = b[i-al];</text:p>
      <text:p text:style-name="Standard"><text:s text:c="2"/>}</text:p>
      <text:p text:style-name="Standard"><text:s text:c="2"/>printf("The Copied String is: ");</text:p>
      <text:p text:style-name="Standard"><text:s text:c="2"/>for(i=0;i&lt;bl+al;i++){</text:p>
      <text:p text:style-name="Standard"><text:s text:c="4"/>printf("%c", str3[i]);</text:p>
      <text:p text:style-name="Standard"><text:s text:c="2"/>}</text:p>
      <text:p text:style-name="Standard"><text:s text:c="2"/>printf("\n\n"); <text:s/></text:p>
      <text:p text:style-name="Standard">}</text:p>
      <text:p text:style-name="Standard"/>
      <text:p text:style-name="Standard"/>
      <text:p text:style-name="Standard">void reverse(char a[]){</text:p>
      <text:p text:style-name="Standard"><text:s text:c="2"/>int al = length(a);</text:p>
      <text:p text:style-name="Standard"><text:s text:c="2"/>printf("The Reversed String is: ");</text:p>
      <text:p text:style-name="Standard"><text:s text:c="2"/>for(i=al-1;i&gt;=0;i--){</text:p>
      <text:p text:style-name="Standard"><text:s text:c="4"/>printf("%c",a[i]); <text:s text:c="3"/></text:p>
      <text:p text:style-name="Standard"><text:s text:c="2"/>} </text:p>
      <text:p text:style-name="Standard"><text:s text:c="2"/>printf("\n\n"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OUTPUT : </text:p>
      <text:p text:style-name="P1"/>
      <text:p text:style-name="P2">&lt;&lt;-----------Menu-------------&gt;&gt;</text:p>
      <text:p text:style-name="P2">1. Length</text:p>
      <text:p text:style-name="P2">2. Copy String in another String</text:p>
      <text:p text:style-name="P2">3. Reverse String</text:p>
      <text:p text:style-name="P2">4. Check for Palindrom</text:p>
      <text:p text:style-name="P2">5. Check for substring</text:p>
      <text:p text:style-name="P2">6. compare Any String with another</text:p>
      <text:p text:style-name="P2">7. Display menu</text:p>
      <text:p text:style-name="P2">8. Exit</text:p>
      <text:p text:style-name="P2">ENTER CHOICE (7 for Display Menu) :</text:p>
      <text:p text:style-name="P2">1</text:p>
      <text:p text:style-name="P2">Enter String:Example</text:p>
      <text:p text:style-name="P2">Length of the String is 7</text:p>
      <text:p text:style-name="P2"/>
      <text:p text:style-name="P2">ENTER CHOICE (7 for Display Menu) :</text:p>
      <text:p text:style-name="P2">2</text:p>
      <text:p text:style-name="P2">Enter String:best </text:p>
      <text:p text:style-name="P2">Enter second String: Example</text:p>
      <text:p text:style-name="P2">The Copied String is: bestExample</text:p>
      <text:p text:style-name="P2"/>
      <text:p text:style-name="P2">ENTER CHOICE (7 for Display Menu) :</text:p>
      <text:p text:style-name="P2">3</text:p>
      <text:p text:style-name="P2">Enter String:Example</text:p>
      <text:p text:style-name="P2">The Reversed String is: elpmaxE</text:p>
      <text:p text:style-name="P2"/>
      <text:p text:style-name="P2">ENTER CHOICE (7 for Display Menu) :</text:p>
      <text:p text:style-name="P2">4</text:p>
      <text:p text:style-name="P2">Enter String:nayan <text:s text:c="11"/></text:p>
      <text:p text:style-name="P2">The String is palindrom!</text:p>
      <text:p text:style-name="P2"/>
      <text:p text:style-name="P2">ENTER CHOICE (7 for Display Menu) :</text:p>
      <text:p text:style-name="P2">5</text:p>
      <text:p text:style-name="P2">Enter String:Gauravauau</text:p>
      <text:p text:style-name="P2">Enter substring String:au</text:p>
      <text:p text:style-name="P2">1 substring B of A is from 1 to 2 position.</text:p>
      <text:p text:style-name="P2"><text:soft-page-break/>2 substring B of A is from 6 to 7 position.</text:p>
      <text:p text:style-name="P2">3 substring B of A is from 8 to 9 position.</text:p>
      <text:p text:style-name="P2">The String B is substring of A and it occur 3 times</text:p>
      <text:p text:style-name="P2"/>
      <text:p text:style-name="P2">ENTER CHOICE (7 for Display Menu) :</text:p>
      <text:p text:style-name="P2">6</text:p>
      <text:p text:style-name="P2">Enter String:Gaurav</text:p>
      <text:p text:style-name="P2">Enter second String:Ghati</text:p>
      <text:p text:style-name="P2">The two strings are not similar.</text:p>
      <text:p text:style-name="P2"/>
      <text:p text:style-name="P2">ENTER CHOICE (7 for Display Menu) :</text:p>
      <text:p text:style-name="P2">7</text:p>
      <text:p text:style-name="P2">&lt;&lt;-----------Menu-------------&gt;&gt;</text:p>
      <text:p text:style-name="P2">1. Length</text:p>
      <text:p text:style-name="P2">2. Copy String in another String</text:p>
      <text:p text:style-name="P2">3. Reverse String</text:p>
      <text:p text:style-name="P2">4. Check for Palindrom</text:p>
      <text:p text:style-name="P2">5. Check for substring</text:p>
      <text:p text:style-name="P2">6. compare Any String with another</text:p>
      <text:p text:style-name="P2">7. Display menu</text:p>
      <text:p text:style-name="P2">8. Exit</text:p>
      <text:p text:style-name="P2"/>
      <text:p text:style-name="P2">ENTER CHOICE (7 for Display Menu) :</text:p>
      <text:p text:style-name="P2">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08:26:39.728670783</meta:creation-date>
    <dc:date>2019-07-29T08:31:23.646455824</dc:date>
    <meta:editing-duration>PT4M49S</meta:editing-duration>
    <meta:editing-cycles>1</meta:editing-cycles>
    <meta:document-statistic meta:table-count="0" meta:image-count="0" meta:object-count="0" meta:page-count="6" meta:paragraph-count="235" meta:word-count="643" meta:character-count="4917" meta:non-whitespace-character-count="3680"/>
    <meta:generator>LibreOffice/6.0.3.2$Linux_X86_64 LibreOffice_project/00m0$Build-2</meta:generator>
  </office:meta>
</office:document-meta>
</file>